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6729in" style:rel-column-width="16382*"/>
    </style:style>
    <style:style style:name="Table1.B" style:family="table-column">
      <style:table-column-properties style:column-width="0.9125in" style:rel-column-width="8935*"/>
    </style:style>
    <style:style style:name="Table1.C" style:family="table-column">
      <style:table-column-properties style:column-width="0.7667in" style:rel-column-width="7507*"/>
    </style:style>
    <style:style style:name="Table1.D" style:family="table-column">
      <style:table-column-properties style:column-width="3.3403in" style:rel-column-width="3271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6729in" style:rel-column-width="16382*"/>
    </style:style>
    <style:style style:name="Table2.B" style:family="table-column">
      <style:table-column-properties style:column-width="0.4576in" style:rel-column-width="4481*"/>
    </style:style>
    <style:style style:name="Table2.C" style:family="table-column">
      <style:table-column-properties style:column-width="0.5021in" style:rel-column-width="4916*"/>
    </style:style>
    <style:style style:name="Table2.D" style:family="table-column">
      <style:table-column-properties style:column-width="4.0597in" style:rel-column-width="3975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0.6535in" style:rel-column-width="941*"/>
    </style:style>
    <style:style style:name="Table3.B" style:family="table-column">
      <style:table-column-properties style:column-width="0.5208in" style:rel-column-width="750*"/>
    </style:style>
    <style:style style:name="Table3.C" style:family="table-column">
      <style:table-column-properties style:column-width="0.5111in" style:rel-column-width="736*"/>
    </style:style>
    <style:style style:name="Table3.D" style:family="table-column">
      <style:table-column-properties style:column-width="5.0069in" style:rel-column-width="721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weight="normal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ign Document</text:p>
      <text:p text:style-name="P3">KAT ADC Test Gateware</text:p>
      <text:p text:style-name="P1"/>
      <text:p text:style-name="P2">Introduction</text:p>
      <text:p text:style-name="P1"/>
      <text:p text:style-name="P1">The KAT ADC Test gateware is a simple design which allows 128KB of data from any two KAT ADC channels to be captured and retrieved.</text:p>
      <text:p text:style-name="P1"/>
      <text:p text:style-name="P1"/>
      <text:p text:style-name="P2">KAT ADC Test Register Map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Addr</text:p>
          </table:table-cell>
          <table:table-cell table:style-name="Table1.A1" office:value-type="string">
            <text:p text:style-name="P5">Size</text:p>
          </table:table-cell>
          <table:table-cell table:style-name="Table1.D1" office:value-type="string">
            <text:p text:style-name="P5">Function</text:p>
          </table:table-cell>
        </table:table-row>
        <table:table-row>
          <table:table-cell table:style-name="Table1.A2" office:value-type="string">
            <text:p text:style-name="P5">CTRL</text:p>
          </table:table-cell>
          <table:table-cell table:style-name="Table1.A2" office:value-type="string">
            <text:p text:style-name="P5">0x1000000</text:p>
          </table:table-cell>
          <table:table-cell table:style-name="Table1.A2" office:value-type="string">
            <text:p text:style-name="P5">0x4</text:p>
          </table:table-cell>
          <table:table-cell table:style-name="Table1.D2" office:value-type="string">
            <text:p text:style-name="P5">A positive edge on bit 0 of this 32-bit register will start an ADC capture. Bits 9:8 and 13:12 control the ADC channel source for QDR0 and QDR1 respectively. The source is decoded as follow: 0 – ADC0 I, 1 – ADC0 Q, 2 – ADC1 – I, 3 – ADC 1 - Q</text:p>
          </table:table-cell>
        </table:table-row>
        <table:table-row>
          <table:table-cell table:style-name="Table1.A2" office:value-type="string">
            <text:p text:style-name="P5">STATUS</text:p>
          </table:table-cell>
          <table:table-cell table:style-name="Table1.A2" office:value-type="string">
            <text:p text:style-name="P5">0x1000100</text:p>
          </table:table-cell>
          <table:table-cell table:style-name="Table1.A2" office:value-type="string">
            <text:p text:style-name="P5">0x4</text:p>
          </table:table-cell>
          <table:table-cell table:style-name="Table1.D2" office:value-type="string">
            <text:p text:style-name="P5">When least significant bit of this register is set the ADC is busy with a capture</text:p>
          </table:table-cell>
        </table:table-row>
        <table:table-row>
          <table:table-cell table:style-name="Table1.A2" office:value-type="string">
            <text:p text:style-name="P5">OVERRANGE</text:p>
          </table:table-cell>
          <table:table-cell table:style-name="Table1.A2" office:value-type="string">
            <text:p text:style-name="P5">0x1000200</text:p>
          </table:table-cell>
          <table:table-cell table:style-name="Table1.A2" office:value-type="string">
            <text:p text:style-name="P5">0x4</text:p>
          </table:table-cell>
          <table:table-cell table:style-name="Table1.D2" office:value-type="string">
            <text:p text:style-name="P5">When bits 0:1 are set these indicates an out-of-range condition for ADC0 channel I <text:span text:style-name="T2">OR</text:span> Q.</text:p>
            <text:p text:style-name="P5">When bits 9:8 are set these indicates an out-of-range condition for ADC1 channel I <text:span text:style-name="T2">OR</text:span> Q </text:p>
          </table:table-cell>
        </table:table-row>
        <table:table-row>
          <table:table-cell table:style-name="Table1.A2" office:value-type="string">
            <text:p text:style-name="P5">SYNC_COUNT0</text:p>
          </table:table-cell>
          <table:table-cell table:style-name="Table1.A2" office:value-type="string">
            <text:p text:style-name="P5">0x1000300</text:p>
          </table:table-cell>
          <table:table-cell table:style-name="Table1.A2" office:value-type="string">
            <text:p text:style-name="P5">0x4</text:p>
          </table:table-cell>
          <table:table-cell table:style-name="Table1.D2" office:value-type="string">
            <text:p text:style-name="P5">This value indication the number of pulses received from the sync input on ADC 0</text:p>
          </table:table-cell>
        </table:table-row>
        <table:table-row>
          <table:table-cell table:style-name="Table1.A2" office:value-type="string">
            <text:p text:style-name="P5">SYNC_COUNT1</text:p>
          </table:table-cell>
          <table:table-cell table:style-name="Table1.A2" office:value-type="string">
            <text:p text:style-name="P5">0x1000400</text:p>
          </table:table-cell>
          <table:table-cell table:style-name="Table1.A2" office:value-type="string">
            <text:p text:style-name="P5">0x4</text:p>
          </table:table-cell>
          <table:table-cell table:style-name="Table1.D2" office:value-type="string">
            <text:p text:style-name="P5">This value indication the number of pulses received from the sync input on ADC 1</text:p>
          </table:table-cell>
        </table:table-row>
        <table:table-row>
          <table:table-cell table:style-name="Table1.A2" office:value-type="string">
            <text:p text:style-name="P5">ADC_CTRL</text:p>
          </table:table-cell>
          <table:table-cell table:style-name="Table1.A2" office:value-type="string">
            <text:p text:style-name="P5">0x20000</text:p>
          </table:table-cell>
          <table:table-cell table:style-name="Table1.A2" office:value-type="string">
            <text:p text:style-name="P5">0x10</text:p>
          </table:table-cell>
          <table:table-cell table:style-name="Table1.D2" office:value-type="string">
            <text:p text:style-name="P5">This register provides control functions for both KAT ADCs. See OPB KAT ADC Controller register map below for detailed behaviour.</text:p>
          </table:table-cell>
        </table:table-row>
        <table:table-row>
          <table:table-cell table:style-name="Table1.A2" office:value-type="string">
            <text:p text:style-name="P5">IIC_ADC0</text:p>
          </table:table-cell>
          <table:table-cell table:style-name="Table1.A2" office:value-type="string">
            <text:p text:style-name="P5">0x40000</text:p>
          </table:table-cell>
          <table:table-cell table:style-name="Table1.A2" office:value-type="string">
            <text:p text:style-name="P5">0x10</text:p>
          </table:table-cell>
          <table:table-cell table:style-name="Table1.D2" office:value-type="string">
            <text:p text:style-name="P5">This maps a KAT IIC Controller to access the IIC on ADC0. See below for further details on IIC access.</text:p>
          </table:table-cell>
        </table:table-row>
        <table:table-row>
          <table:table-cell table:style-name="Table1.A2" office:value-type="string">
            <text:p text:style-name="P5">IIC_ADC1 </text:p>
          </table:table-cell>
          <table:table-cell table:style-name="Table1.A2" office:value-type="string">
            <text:p text:style-name="P5">0x48000</text:p>
          </table:table-cell>
          <table:table-cell table:style-name="Table1.A2" office:value-type="string">
            <text:p text:style-name="P5">0x10</text:p>
          </table:table-cell>
          <table:table-cell table:style-name="Table1.D2" office:value-type="string">
            <text:p text:style-name="P5">This maps a KAT IIC Controller to access the IIC on ADC1. See below for further details on IIC access.</text:p>
          </table:table-cell>
        </table:table-row>
        <table:table-row>
          <table:table-cell table:style-name="Table1.A2" office:value-type="string">
            <text:p text:style-name="P5">QDR0</text:p>
          </table:table-cell>
          <table:table-cell table:style-name="Table1.A2" office:value-type="string">
            <text:p text:style-name="P5">0x2000000</text:p>
          </table:table-cell>
          <table:table-cell table:style-name="Table1.A2" office:value-type="string">
            <text:p text:style-name="P5">0xFFFFFF</text:p>
          </table:table-cell>
          <table:table-cell table:style-name="Table1.D2" office:value-type="string">
            <text:p text:style-name="P5">This memory contains the data from a capture, the source of which depends on the CTRL source setting.</text:p>
          </table:table-cell>
        </table:table-row>
        <table:table-row>
          <table:table-cell table:style-name="Table1.A2" office:value-type="string">
            <text:p text:style-name="P5">QDR1</text:p>
          </table:table-cell>
          <table:table-cell table:style-name="Table1.A2" office:value-type="string">
            <text:p text:style-name="P5">0x3000000</text:p>
          </table:table-cell>
          <table:table-cell table:style-name="Table1.A2" office:value-type="string">
            <text:p text:style-name="P5">0xFFFFFF</text:p>
          </table:table-cell>
          <table:table-cell table:style-name="Table1.D2" office:value-type="string">
            <text:p text:style-name="P5">This memory contains the data from a capture, the source of which depends on the CTRL source setting.</text:p>
          </table:table-cell>
        </table:table-row>
        <table:table-row>
          <table:table-cell table:style-name="Table1.A2" office:value-type="string">
            <text:p text:style-name="P5">BOARD_ID</text:p>
          </table:table-cell>
          <table:table-cell table:style-name="Table1.A2" office:value-type="string">
            <text:p text:style-name="P5">0x0</text:p>
          </table:table-cell>
          <table:table-cell table:style-name="Table1.A2" office:value-type="string">
            <text:p text:style-name="P5">0x2</text:p>
          </table:table-cell>
          <table:table-cell table:style-name="Table1.D2" office:value-type="string">
            <text:p text:style-name="P5">This should always contain 0xdeaf</text:p>
          </table:table-cell>
        </table:table-row>
      </table:table>
      <text:p text:style-name="P1"/>
      <text:p text:style-name="P1"/>
      <text:p text:style-name="P4">OPB KAT ADC Controller Register Map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Offset</text:p>
          </table:table-cell>
          <table:table-cell table:style-name="Table2.A1" office:value-type="string">
            <text:p text:style-name="P5">Length</text:p>
          </table:table-cell>
          <table:table-cell table:style-name="Table2.D1" office:value-type="string">
            <text:p text:style-name="P5">Function</text:p>
          </table:table-cell>
        </table:table-row>
        <table:table-row>
          <table:table-cell table:style-name="Table2.A2" office:value-type="string">
            <text:p text:style-name="P5">DCMCTRL</text:p>
          </table:table-cell>
          <table:table-cell table:style-name="Table2.A2" office:value-type="string">
            <text:p text:style-name="P5">0x1</text:p>
          </table:table-cell>
          <table:table-cell table:style-name="Table2.A2" office:value-type="string">
            <text:p text:style-name="P5">0x1</text:p>
          </table:table-cell>
          <table:table-cell table:style-name="Table2.D2" office:value-type="string">
            <text:p text:style-name="P5">Bit 1 controls the direction of the clock to data phase adjustment of ADC0; writing 1 to bit 0 will adjust the clock phase by one increment</text:p>
            <text:p text:style-name="P5">Bit 5 controls the direction of the clock to data phase adjustment of ADC1; writing 1 to bit 4 will adjust the clock phase by one increment</text:p>
          </table:table-cell>
        </table:table-row>
        <table:table-row>
          <table:table-cell table:style-name="Table2.A2" office:value-type="string">
            <text:p text:style-name="P5">RESET</text:p>
          </table:table-cell>
          <table:table-cell table:style-name="Table2.A2" office:value-type="string">
            <text:p text:style-name="P5">0x3</text:p>
          </table:table-cell>
          <table:table-cell table:style-name="Table2.A2" office:value-type="string">
            <text:p text:style-name="P5">0x1</text:p>
          </table:table-cell>
          <table:table-cell table:style-name="Table2.D2" office:value-type="string">
            <text:p text:style-name="P5">Writing '1' to bit <text:s/>0 resets ADC0; writing '1' to bit 1 resets ADC1 </text:p>
          </table:table-cell>
        </table:table-row>
        <table:table-row>
          <table:table-cell table:style-name="Table2.A2" office:value-type="string">
            <text:p text:style-name="P5">ADC0_DATA</text:p>
          </table:table-cell>
          <table:table-cell table:style-name="Table2.A2" office:value-type="string">
            <text:p text:style-name="P5">0x4</text:p>
          </table:table-cell>
          <table:table-cell table:style-name="Table2.A2" office:value-type="string">
            <text:p text:style-name="P5">0x2</text:p>
          </table:table-cell>
          <table:table-cell table:style-name="Table2.D2" office:value-type="string">
            <text:p text:style-name="P5">Sets the data word for the three wire interface (ADC0)</text:p>
          </table:table-cell>
        </table:table-row>
        <table:table-row>
          <table:table-cell table:style-name="Table2.A2" office:value-type="string">
            <text:p text:style-name="P5">ADC0_ADDR</text:p>
          </table:table-cell>
          <table:table-cell table:style-name="Table2.A2" office:value-type="string">
            <text:p text:style-name="P5">0x6</text:p>
          </table:table-cell>
          <table:table-cell table:style-name="Table2.A2" office:value-type="string">
            <text:p text:style-name="P5">0x1</text:p>
          </table:table-cell>
          <table:table-cell table:style-name="Table2.D2" office:value-type="string">
            <text:p text:style-name="P5">Sets the address for the three wire interface (ADC0)</text:p>
          </table:table-cell>
        </table:table-row>
        <table:table-row>
          <table:table-cell table:style-name="Table2.A2" office:value-type="string">
            <text:p text:style-name="P5">ADC0_START</text:p>
          </table:table-cell>
          <table:table-cell table:style-name="Table2.A2" office:value-type="string">
            <text:p text:style-name="P5">0x7</text:p>
          </table:table-cell>
          <table:table-cell table:style-name="Table2.A2" office:value-type="string">
            <text:p text:style-name="P5">0x1</text:p>
          </table:table-cell>
          <table:table-cell table:style-name="Table2.D2" office:value-type="string">
            <text:p text:style-name="P5">Writing '1' to bit 0 will start a three-wire interface configuration word load (ADC0)</text:p>
          </table:table-cell>
        </table:table-row>
        <table:table-row>
          <table:table-cell table:style-name="Table2.A2" office:value-type="string">
            <text:p text:style-name="P5">ADC1_DATA</text:p>
          </table:table-cell>
          <table:table-cell table:style-name="Table2.A2" office:value-type="string">
            <text:p text:style-name="P5">0x8</text:p>
          </table:table-cell>
          <table:table-cell table:style-name="Table2.A2" office:value-type="string">
            <text:p text:style-name="P5">0x2</text:p>
          </table:table-cell>
          <table:table-cell table:style-name="Table2.D2" office:value-type="string">
            <text:p text:style-name="P5">Sets the data word for the three wire interface (ADC1)</text:p>
          </table:table-cell>
        </table:table-row>
        <table:table-row>
          <table:table-cell table:style-name="Table2.A2" office:value-type="string">
            <text:p text:style-name="P5">ADC1_ADDR</text:p>
          </table:table-cell>
          <table:table-cell table:style-name="Table2.A2" office:value-type="string">
            <text:p text:style-name="P5">0xa</text:p>
          </table:table-cell>
          <table:table-cell table:style-name="Table2.A2" office:value-type="string">
            <text:p text:style-name="P5">0x1</text:p>
          </table:table-cell>
          <table:table-cell table:style-name="Table2.D2" office:value-type="string">
            <text:p text:style-name="P5">Sets the address for the three wire interface (ADC1)</text:p>
          </table:table-cell>
        </table:table-row>
        <table:table-row>
          <table:table-cell table:style-name="Table2.A2" office:value-type="string">
            <text:p text:style-name="P5">ADC1_START</text:p>
          </table:table-cell>
          <table:table-cell table:style-name="Table2.A2" office:value-type="string">
            <text:p text:style-name="P5">0xb</text:p>
          </table:table-cell>
          <table:table-cell table:style-name="Table2.A2" office:value-type="string">
            <text:p text:style-name="P5">0x1</text:p>
          </table:table-cell>
          <table:table-cell table:style-name="Table2.D2" office:value-type="string">
            <text:p text:style-name="P5">Writing '1' to bit 0 will start a three-wire interface configuration word load (ADC1)</text:p>
          </table:table-cell>
        </table:table-row>
      </table:table>
      <text:p text:style-name="P9"><text:span text:style-name="T4"/></text:p>
      <text:p text:style-name="P9"><text:span text:style-name="T2">KAT IIC Controller Register Map</text:span>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5">Offset</text:p>
          </table:table-cell>
          <table:table-cell table:style-name="Table3.A1" office:value-type="string">
            <text:p text:style-name="P5">Length</text:p>
          </table:table-cell>
          <table:table-cell table:style-name="Table3.D1" office:value-type="string">
            <text:p text:style-name="P5">Function</text:p>
          </table:table-cell>
        </table:table-row>
        <table:table-row>
          <table:table-cell table:style-name="Table3.A2" office:value-type="string">
            <text:p text:style-name="P5">OPFIFO</text:p>
          </table:table-cell>
          <table:table-cell table:style-name="Table3.A2" office:value-type="string">
            <text:p text:style-name="P5">0x2</text:p>
          </table:table-cell>
          <table:table-cell table:style-name="Table3.A2" office:value-type="string">
            <text:p text:style-name="P5">0x2</text:p>
          </table:table-cell>
          <table:table-cell table:style-name="Table3.D2" office:value-type="string">
            <text:p text:style-name="P5">Setting Bit 10 will terminate the IIC byte access with a STOP Sequence and send a “No Acknowledge” with on the associated read.</text:p>
            <text:p text:style-name="P5">Setting Bit 9 will initiate the IIC byte access with a START Sequence.</text:p>
            <text:p text:style-name="P5">When bit 8 is high the byte transfer is a read, when low a write.</text:p>
            <text:p text:style-name="P5">Bits 7:0 contain the data to be written and are unused in the write case</text:p>
            <text:p text:style-name="P5">This FIFO will latch on a LSByte write.</text:p>
          </table:table-cell>
        </table:table-row>
        <table:table-row>
          <table:table-cell table:style-name="Table3.A2" office:value-type="string">
            <text:p text:style-name="P5">RXFIFO</text:p>
          </table:table-cell>
          <table:table-cell table:style-name="Table3.A2" office:value-type="string">
            <text:p text:style-name="P5">0x6</text:p>
          </table:table-cell>
          <table:table-cell table:style-name="Table3.A2" office:value-type="string">
            <text:p text:style-name="P5">0x2</text:p>
          </table:table-cell>
          <table:table-cell table:style-name="Table3.D2" office:value-type="string">
            <text:p text:style-name="P5">Bits 7:0 of this FIFO contains the data read during a byte read transfer.</text:p>
            <text:p text:style-name="P5">This FIFO will latch on a LSByte read.</text:p>
          </table:table-cell>
        </table:table-row>
        <table:table-row>
          <table:table-cell table:style-name="Table3.A2" office:value-type="string">
            <text:p text:style-name="P5">STATUS</text:p>
          </table:table-cell>
          <table:table-cell table:style-name="Table3.A2" office:value-type="string">
            <text:p text:style-name="P5">0xb</text:p>
          </table:table-cell>
          <table:table-cell table:style-name="Table3.A2" office:value-type="string">
            <text:p text:style-name="P5">0x1</text:p>
          </table:table-cell>
          <table:table-cell table:style-name="Table3.D2" office:value-type="string">
            <text:p text:style-name="P5">Bit[0] RXFIFO empty flag</text:p>
            <text:p text:style-name="P5">Bit[1] RXFIFO full flag</text:p>
            <text:p text:style-name="P5">Bit[2] RXFIFO overflow error latch</text:p>
            <text:p text:style-name="P5">Bit[4] OPFIFO empty flag</text:p>
            <text:p text:style-name="P5">Bit[5] OPFIFO full flag</text:p>
            <text:p text:style-name="P5">Bit[6] OPFIFO overflow error latch</text:p>
            <text:p text:style-name="P5">Bit[8] NACK on write error latch</text:p>
            <text:p text:style-name="P5"/>
            <text:p text:style-name="P5">Any write to these register will clear all latches and reset all fifos</text:p>
          </table:table-cell>
        </table:table-row>
      </table:table>
      <text:p text:style-name="P1"/>
      <text:p text:style-name="P9"><text:span text:style-name="T2">KAT IIC Notes</text:span></text:p>
      <text:p text:style-name="P9"><text:span text:style-name="T2"/></text:p>
      <text:p text:style-name="P7">OPFIFO and RXFIFO are 32 deep.</text:p>
      <text:p text:style-name="P7"/>
      <text:p text:style-name="P10"><text:span text:style-name="T2"/></text:p>
      <text:p text:style-name="P11"><text:span text:style-name="T2">KAT ADC / KAT IIC Examples (From UBoot)</text:span></text:p>
      <text:p text:style-name="P10"><text:span text:style-name="T2"/></text:p>
      <text:p text:style-name="P10"><text:span text:style-name="T2">Note: when entering Uboot commands ensure operations are entered all at once otherwise iic device will timeout</text:span></text:p>
      <text:p text:style-name="P10"><text:span text:style-name="T2"/></text:p>
      <text:p text:style-name="P10">To Access Local (Ambient) Temperature on TMP421 (IIC ADDR 0x4C, REGISTER ADDR 0x0)</text:p>
      <text:p text:style-name="P10"/>
      <text:p text:style-name="P8">mw d0040000 298; # START, WRITE, DATA=0x98 (4C &lt;&lt; 1 + 0x0(IIC WRITE))</text:p>
      <text:p text:style-name="P8">mw d0040000 000; # WRITE, DATA=0x00 (Register Address)</text:p>
      <text:p text:style-name="P8">mw d0040000 299; # START(REPEATED), WRITE, DATA=0x99 (4C &lt;&lt; 1 + 0x1(IIC READ))</text:p>
      <text:p text:style-name="P8">mw d0040000 500; # STOP, READ</text:p>
      <text:p text:style-name="P8">md d0040004 1; # Read Data from RXFIFO</text:p>
      <text:p text:style-name="P10"/>
      <text:p text:style-name="P8">mw d0040000 298; mw d0040000 000; mw d0040000 299; mw d0040000 500; md d0040004 1; </text:p>
      <text:p text:style-name="P10"/>
      <text:p text:style-name="P10">To Access ADC Temperature on TMP421 (IIC ADDR 0x4C, REGISTER ADDR 0x1)</text:p>
      <text:p text:style-name="P10"/>
      <text:p text:style-name="P8">mw d0040000 298; # START, WRITE, DATA=0x98 (4C &lt;&lt; 1 + 0x0(IIC WRITE))</text:p>
      <text:p text:style-name="P8">mw d0040000 001; # WRITE, DATA=0x01 (Register Address)</text:p>
      <text:p text:style-name="P8">mw d0040000 299; # START(REPEATED), WRITE, DATA=0x99 (4C &lt;&lt; 1 + 0x1(IIC READ))</text:p>
      <text:p text:style-name="P8">mw d0040000 500; # STOP, READ</text:p>
      <text:p text:style-name="P8">md d0040004 1; # Read Data from RXFIFO</text:p>
      <text:p text:style-name="P8"/>
      <text:p text:style-name="P8">mw d0040000 298; mw d0040000 001; mw d0040000 299; mw d0040000 500; md d0040004 1; </text:p>
      <text:p text:style-name="P8"/>
      <text:p text:style-name="P10">To Write EEPROM DATA (IIC ADDR 0x51, ADDR 0x4, DATA 0xDEADBEEF)</text:p>
      <text:p text:style-name="P10"/>
      <text:p text:style-name="P8">mw d0040000 2A2; # START, WRITE, DATA=0xA2 (0x51 &lt;&lt; 1 + 0x0(IIC WRITE))</text:p>
      <text:p text:style-name="P8">mw d0040000 004; # WRITE, DATA=0x04 (Register Address)</text:p>
      <text:p text:style-name="P8">mw d0040000 0de; # WRITE, DATA=0xde </text:p>
      <text:p text:style-name="P8">mw d0040000 0ad; # WRITE, DATA=0xad </text:p>
      <text:p text:style-name="P8">mw d0040000 0be; # WRITE, DATA=0xbe </text:p>
      <text:p text:style-name="P8">mw d0040000 4ef; # WRITE, DATA=0xef </text:p>
      <text:p text:style-name="P8"/>
      <text:p text:style-name="P8">mw d0040000 2A2; mw d0040000 004; mw d0040000 0de; mw d0040000 0ad; mw d0040000 0be; <text:s/>mw d0040000 4ef;</text:p>
      <text:p text:style-name="P8"/>
      <text:p text:style-name="P10">To READ EEPROM DATA (IIC ADDR 0x51, ADDR 0x4)</text:p>
      <text:p text:style-name="P10"/>
      <text:p text:style-name="P8">mw d0040000 2A2; # START, WRITE, DATA=0xA2 (0x51 &lt;&lt; 1 + 0x0(IIC WRITE))</text:p>
      <text:p text:style-name="P8">mw d0040000 004; # WRITE, DATA=0x04 (Register Address)</text:p>
      <text:p text:style-name="P8">mw d0040000 2A3; # START(REP), WRITE, DATA=0xA2 (0x51 &lt;&lt; 1 + 0x1(IIC READ))</text:p>
      <text:p text:style-name="P8">mw d0040000 100; # READ</text:p>
      <text:p text:style-name="P8">mw d0040000 100; # READ</text:p>
      <text:p text:style-name="P8">mw d0040000 100; # READ</text:p>
      <text:p text:style-name="P8">mw d0040000 500; # STOP, READ</text:p>
      <text:p text:style-name="P8">md d0040004 <text:s/>1;</text:p>
      <text:p text:style-name="P8">md d0040004 <text:s/>1;</text:p>
      <text:p text:style-name="P8">md d0040004 <text:s/>1;</text:p>
      <text:p text:style-name="P8">md d0040004 <text:s/>1;</text:p>
      <text:p text:style-name="P8"/>
      <text:p text:style-name="P10"/>
      <text:p text:style-name="P11">To SET ADC1 PCA9555 Output 0 [7:0] to enabled <text:s/>(IIC ADDR 0x21, ADDR 0x6)</text:p>
      <text:p text:style-name="P8"/>
      <text:p text:style-name="P8">mw d0040000 242; # START, WRITE, DATA=0x42 (21 &lt;&lt; 1 + 0x0(IIC WRITE))</text:p>
      <text:p text:style-name="P8">mw d0040000 006; # WRITE, DATA=0x06 (Register Address)</text:p>
      <text:p text:style-name="P8">mw d0040000 400; # STOP, WRITE, DATA=0x00 (OE_n [7:0] = 0x0)</text:p>
      <text:p text:style-name="P8"><text:span text:style-name="T7"/></text:p>
      <text:p text:style-name="P8"><text:span text:style-name="T7">To SET ADC1 PCA9555 Output 0 [7:0] <text:s/>(IIC ADDR 0x21, ADDR 0x2, Data 0xF0)</text:span></text:p>
      <text:p text:style-name="P8"/>
      <text:p text:style-name="P8">mw d0040000 242; # START, WRITE, DATA=0x42 (21 &lt;&lt; 1 + 0x0(IIC WRITE))</text:p>
      <text:p text:style-name="P8">mw d0040000 002; # WRITE, DATA=0x02 (Register Address)</text:p>
      <text:p text:style-name="P8">mw d0040000 4F0; # STOP, WRITE, DATA=0xF0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/>
    <style:font-face style:name="Nimbus Sans L" svg:font-family="'Nimbus Sans L'"/>
    <style:font-face style:name="OpenSymbol" svg:font-family="OpenSymbol"/>
    <style:font-face style:name="Tahoma1" svg:font-family="Tahoma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GB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Roman No9 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Roman No9 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2T11:19:44</meta:creation-date>
    <dc:date>2009-09-25T10:43:49</dc:date>
    <meta:editing-duration>PT01H09M41S</meta:editing-duration>
    <meta:editing-cycles>4</meta:editing-cycles>
    <meta:generator>OpenOffice.org/3.1$Linux OpenOffice.org_project/310m19$Build-9420</meta:generator>
    <meta:document-statistic meta:table-count="3" meta:image-count="0" meta:object-count="0" meta:page-count="4" meta:paragraph-count="167" meta:word-count="1058" meta:character-count="5782"/>
  </office:meta>
</office:document-meta>
</file>